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D2E4504B.png"/>
  <manifest:file-entry manifest:media-type="image/png" manifest:full-path="Pictures/100000000000031A00000253D1D24142.png"/>
  <manifest:file-entry manifest:media-type="image/png" manifest:full-path="Pictures/1000000000000320000002581B42268A.png"/>
  <manifest:file-entry manifest:media-type="image/png" manifest:full-path="Pictures/1000000000000320000002585C39BAEF.png"/>
  <manifest:file-entry manifest:media-type="image/png" manifest:full-path="Pictures/1000000000000320000002589EFEFDEA.png"/>
  <manifest:file-entry manifest:media-type="image/png" manifest:full-path="Pictures/10000000000003200000025809C7EF31.png"/>
  <manifest:file-entry manifest:media-type="image/png" manifest:full-path="Pictures/10000000000003200000025830674EDA.png"/>
  <manifest:file-entry manifest:media-type="image/png" manifest:full-path="Pictures/100000000000032000000258CE27E50E.png"/>
  <manifest:file-entry manifest:media-type="image/png" manifest:full-path="Pictures/100000000000032000000258F6B218C8.png"/>
  <manifest:file-entry manifest:media-type="image/png" manifest:full-path="Pictures/1000000000000320000002582C51995A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pr1" style:family="presentation" style:parent-style-name="lyt-roundedrect-subtitle">
      <style:graphic-properties draw:fill-color="#ffffff" fo:min-height="17.935cm"/>
    </style:style>
    <style:style style:name="pr2" style:family="presentation" style:parent-style-name="lyt-roundedrect-notes">
      <style:graphic-properties draw:fill-color="#ffffff" draw:auto-grow-height="true" fo:min-height="12.572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outline1">
      <style:graphic-properties fo:min-height="13.859cm"/>
    </style:style>
    <style:style style:name="pr5" style:family="presentation" style:parent-style-name="lyt-roundedrect-notes">
      <style:graphic-properties draw:fill-color="#ffffff" fo:min-height="12.572cm"/>
    </style:style>
    <style:style style:name="P1" style:family="paragraph">
      <style:text-properties fo:font-family="Arial" style:font-family-generic="swiss" style:font-pitch="variable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18pt" style:font-size-asian="18pt" style:font-size-complex="18pt"/>
    </style:style>
    <style:style style:name="T1" style:family="text">
      <style:text-properties fo:font-family="Arial" style:font-family-generic="swiss" style:font-pitch="variable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32">
        <office:forms form:automatic-focus="false" form:apply-design-mode="false"/>
        <draw:frame presentation:style-name="pr1" draw:text-style-name="P1" draw:layer="layout" svg:width="23cm" svg:height="17.935cm" svg:x="1cm" svg:y="0.837cm" presentation:class="subtitle">
          <draw:text-box>
            <text:p><text:span text:style-name="T1">Children of the Corn 3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the movie</text:p>
          </draw:text-box>
        </draw:frame>
        <draw:frame presentation:style-name="pr4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NOT RELATED TO CHILDREN OF THE CORN FRANCHISE IN ANY WAY</text:p>
              </text:list-item>
              <text:list-item>
                <text:p>Amishsploitation</text:p>
              </text:list-item>
              <text:list-item>
                <text:p>a noisy sensual bombardment </text:p>
              </text:list-item>
              <text:list-item>
                <text:p>a multipurpose film in spite of all industry conventions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the production</text:p>
          </draw:text-box>
        </draw:frame>
        <draw:frame presentation:style-name="pr4" draw:text-style-name="P2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no outside funding</text:p>
              </text:list-item>
              <text:list-item>
                <text:p>current investment: ~$13000</text:p>
              </text:list-item>
              <text:list-item>
                <text:p>shooting Winter 2014 - Spring 2015</text:p>
                <text:p/>
              </text:list-item>
            </text:list>
          </draw:text-box>
        </draw:frame>
        <draw:frame draw:style-name="gr2" draw:layer="layout" svg:width="5.715cm" svg:height="6.157cm" svg:x="18.415cm" svg:y="2.54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post production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on the net (youtube, vimeo, etc.)</text:p>
              </text:list-item>
              <text:list-item>
                <text:p>small venues </text:p>
              </text:list-item>
              <text:list-item>
                <text:p>festivals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the plot</text:p>
          </draw:text-box>
        </draw:frame>
        <draw:frame presentation:style-name="pr4" draw:text-style-name="P3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The world's largest biochem corporation employs an elite assassin and his team of young computer scientists to wage war on the Amish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tucker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overly transparent sociopath/assassin </text:p>
              </text:list-item>
              <text:list-item>
                <text:p>a vehicle for simplistic shock comedy</text:p>
              </text:list-item>
              <text:list-item>
                <text:p>fascistic leader of the Cyber Purification Agency – Monsanto's covert paramilitary project to destroy the Amish</text:p>
              </text:list-item>
              <text:list-item>
                <text:p>an infinitely versatile chameleon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isaac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amish by birth – lawyer by trade</text:p>
              </text:list-item>
              <text:list-item>
                <text:p>the <text:span text:style-name="T2">only</text:span> warrior for Amish social justice</text:p>
              </text:list-item>
              <text:list-item>
                <text:p>Amish extremist</text:p>
              </text:list-item>
              <text:list-item>
                <text:p>liked by no one in the IP</text:p>
              </text:list-item>
              <text:list-item>
                <text:p>oblivious to the plo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agent don hawkins<text:tab/>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hot dad</text:p>
              </text:list-item>
              <text:list-item>
                <text:p>jethro gibbs with lolipop</text:p>
              </text:list-item>
              <text:list-item>
                <text:p>the well-intentioned investigator working for a corrupt institu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office:forms form:automatic-focus="false" form:apply-design-mode="false"/>
        <draw:frame presentation:style-name="pr3" draw:layer="layout" svg:width="23cm" svg:height="3.506cm" svg:x="1cm" svg:y="0.837cm" presentation:class="title">
          <draw:text-box>
            <text:p>drake</text:p>
          </draw:text-box>
        </draw:frame>
        <draw:frame presentation:style-name="pr4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mentor of the hive/in charge of erasing all traces of Amish existence</text:p>
              </text:list-item>
              <text:list-item>
                <text:p>recruits millennial compsci majors via his teaching position at a university</text:p>
              </text:list-item>
              <text:list-item>
                <text:p>an irrational fixation with assorted computer hardwar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aqua1" xlink:href="Pictures/100000000000031A00000253D1D24142.png" xlink:type="simple" xlink:show="embed" xlink:actuate="onLoad"/>
    <draw:fill-image draw:name="ashapes6" xlink:href="Pictures/100000000000032000000258CE27E50E.png" xlink:type="simple" xlink:show="embed" xlink:actuate="onLoad"/>
    <draw:fill-image draw:name="ashapes8" xlink:href="Pictures/1000000000000320000002589EFEFDEA.png" xlink:type="simple" xlink:show="embed" xlink:actuate="onLoad"/>
    <draw:fill-image draw:name="ashapes9" xlink:href="Pictures/10000000000003200000025809C7EF31.png" xlink:type="simple" xlink:show="embed" xlink:actuate="onLoad"/>
    <draw:fill-image draw:name="bwmed" xlink:href="Pictures/1000000000000320000002585C39BAEF.png" xlink:type="simple" xlink:show="embed" xlink:actuate="onLoad"/>
    <draw:fill-image draw:name="forest" xlink:href="Pictures/10000000000003200000025830674EDA.png" xlink:type="simple" xlink:show="embed" xlink:actuate="onLoad"/>
    <draw:fill-image draw:name="greenlines" xlink:href="Pictures/1000000000000320000002582C51995A.png" xlink:type="simple" xlink:show="embed" xlink:actuate="onLoad"/>
    <draw:fill-image draw:name="keyboard_5f_lay" draw:display-name="keyboard_lay" xlink:href="Pictures/100000000000032000000258D2E4504B.png" xlink:type="simple" xlink:show="embed" xlink:actuate="onLoad"/>
    <draw:fill-image draw:name="rectangles3" xlink:href="Pictures/1000000000000320000002581B42268A.png" xlink:type="simple" xlink:show="embed" xlink:actuate="onLoad"/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eyboard-background" style:family="presentation">
      <style:graphic-properties draw:stroke="none" draw:fill="bitmap" draw:fill-image-name="keyboard_5f_lay" style:repeat="stretch"/>
      <style:text-properties style:letter-kerning="true"/>
    </style:style>
    <style:style style:name="keyboard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keyboard-notes" style:family="presentation">
      <style:graphic-properties draw:stroke="none" draw:fill="none">
        <text:list-style style:name="key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eyboard-outline1" style:family="presentation">
      <style:graphic-properties draw:stroke="none" draw:fill="none">
        <text:list-style style:name="keybo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outline2" style:family="presentation" style:parent-style-name="keybo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keyboard-outline3" style:family="presentation" style:parent-style-name="keybo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keyboard-outline4" style:family="presentation" style:parent-style-name="keybo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keyboard-outline5" style:family="presentation" style:parent-style-name="keybo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keyboard-outline6" style:family="presentation" style:parent-style-name="keybo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keyboard-outline7" style:family="presentation" style:parent-style-name="keybo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keyboard-outline8" style:family="presentation" style:parent-style-name="keybo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keyboard-outline9" style:family="presentation" style:parent-style-name="keybo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keyboard-subtitle" style:family="presentation">
      <style:graphic-properties draw:stroke="none" draw:fill="none" draw:textarea-vertical-align="middle">
        <text:list-style style:name="key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eyboard-title" style:family="presentation">
      <style:graphic-properties draw:stroke="none" draw:fill="none" draw:textarea-vertical-align="middle">
        <text:list-style style:name="key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1.4000015258789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ededges-background" style:family="presentation">
      <style:graphic-properties draw:stroke="none" draw:fill="bitmap" draw:fill-image-name="ashapes8" style:repeat="stretch"/>
    </style:style>
    <style:style style:name="lyt-rededges-backgroundobjects" style:family="presentation">
      <style:graphic-properties draw:shadow="hidden" draw:shadow-offset-x="0.3cm" draw:shadow-offset-y="0.3cm" draw:shadow-color="#808080"/>
    </style:style>
    <style:style style:name="lyt-rededges-notes" style:family="presentation">
      <style:graphic-properties draw:stroke="none" draw:fill="none">
        <text:list-style style:name="lyt-rededg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ededges-outline1" style:family="presentation">
      <style:graphic-properties draw:stroke="none" draw:fill="none">
        <text:list-style style:name="lyt-reded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outline2" style:family="presentation" style:parent-style-name="lyt-rededg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ededges-outline3" style:family="presentation" style:parent-style-name="lyt-rededg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ededges-outline4" style:family="presentation" style:parent-style-name="lyt-rededg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ededges-outline5" style:family="presentation" style:parent-style-name="lyt-rededg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ededges-outline6" style:family="presentation" style:parent-style-name="lyt-rededg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ededges-outline7" style:family="presentation" style:parent-style-name="lyt-rededg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ededges-outline8" style:family="presentation" style:parent-style-name="lyt-rededg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ededges-outline9" style:family="presentation" style:parent-style-name="lyt-rededg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ededges-subtitle" style:family="presentation">
      <style:graphic-properties draw:stroke="none" draw:fill="none" draw:textarea-vertical-align="middle">
        <text:list-style style:name="lyt-rededg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ededges-title" style:family="presentation">
      <style:graphic-properties draw:stroke="none" draw:fill="none" draw:textarea-vertical-align="middle">
        <text:list-style style:name="lyt-rededg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800000" style:text-outline="false" style:text-line-through-style="none" fo:font-family="Albany" style:font-family-generic="roman" style:font-pitch="variable" fo:font-size="41.4000015258789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2cm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2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wmed" style:repeat="stretch"/>
    </style:style>
    <style:style style:name="Mdp3" style:family="drawing-page">
      <style:drawing-page-properties draw:background-size="border" draw:fill="bitmap" draw:fill-image-name="aqua1" draw:fill-image-width="0cm" draw:fill-image-height="0cm"/>
    </style:style>
    <style:style style:name="Mdp4" style:family="drawing-page">
      <style:drawing-page-properties draw:background-size="border" draw:fill="bitmap" draw:fill-image-name="ashapes9" style:repeat="stretch"/>
    </style:style>
    <style:style style:name="Mdp5" style:family="drawing-page">
      <style:drawing-page-properties draw:background-size="border" draw:fill="bitmap" draw:fill-image-name="typo3" style:repeat="stretch"/>
    </style:style>
    <style:style style:name="Mdp6" style:family="drawing-page">
      <style:drawing-page-properties draw:background-size="border" draw:fill="bitmap" draw:fill-image-name="forest" style:repeat="stretch"/>
    </style:style>
    <style:style style:name="Mdp7" style:family="drawing-page">
      <style:drawing-page-properties draw:background-size="border" draw:fill="bitmap" draw:fill-image-name="ashapes6" style:repeat="stretch"/>
    </style:style>
    <style:style style:name="Mdp8" style:family="drawing-page">
      <style:drawing-page-properties draw:background-size="border" draw:fill="bitmap" draw:fill-image-name="keyboard_5f_lay" style:repeat="stretch"/>
    </style:style>
    <style:style style:name="Mdp9" style:family="drawing-page">
      <style:drawing-page-properties draw:background-size="border" draw:fill="bitmap" draw:fill-image-name="greenlines" style:repeat="stretch"/>
    </style:style>
    <style:style style:name="Mdp10" style:family="drawing-page">
      <style:drawing-page-properties draw:background-size="border" draw:fill="bitmap" draw:fill-image-name="ashapes8" style:repeat="stretch"/>
    </style:style>
    <style:style style:name="Mdp11" style:family="drawing-page">
      <style:drawing-page-properties draw:background-size="border" draw:fill="bitmap" draw:fill-image-name="rectangles3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keyboard-title">
      <style:graphic-properties draw:fill-color="#ffffff" draw:auto-grow-height="false" fo:min-height="3.507cm"/>
    </style:style>
    <style:style style:name="Mpr23" style:family="presentation" style:parent-style-name="keyboard-backgroundobjects">
      <style:graphic-properties draw:stroke="none" draw:fill="none" draw:fill-color="#ffffff" draw:auto-grow-height="false" fo:min-height="1.449cm"/>
    </style:style>
    <style:style style:name="Mpr24" style:family="presentation" style:parent-style-name="keyboard-backgroundobjects">
      <style:graphic-properties draw:stroke="none" draw:fill="none" draw:fill-color="#ffffff" draw:auto-grow-height="false" fo:min-height="1.485cm"/>
    </style:style>
    <style:style style:name="Mpr25" style:family="presentation" style:parent-style-name="keyboard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yt-rededges-title">
      <style:graphic-properties draw:fill-color="#ffffff" draw:auto-grow-height="false" fo:min-height="3.507cm"/>
    </style:style>
    <style:style style:name="Mpr30" style:family="presentation" style:parent-style-name="lyt-rededges-backgroundobjects">
      <style:graphic-properties draw:stroke="none" draw:fill="none" draw:fill-color="#ffffff" draw:auto-grow-height="false" fo:min-height="1.449cm"/>
    </style:style>
    <style:style style:name="Mpr31" style:family="presentation" style:parent-style-name="lyt-rededges-backgroundobjects">
      <style:graphic-properties draw:stroke="none" draw:fill="none" draw:fill-color="#ffffff" draw:auto-grow-height="false" fo:min-height="1.485cm"/>
    </style:style>
    <style:style style:name="Mpr32" style:family="presentation" style:parent-style-name="lyt-rededges-backgroundobjects">
      <style:graphic-properties draw:stroke="none" draw:fill="none" draw:fill-color="#ffffff" draw:textarea-vertical-align="bottom" draw:auto-grow-height="false" fo:min-height="1.485cm"/>
    </style:style>
    <style:style style:name="Mpr33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34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5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2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3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7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4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5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5.265cm" svg:height="10.476cm" svg:x="3.161cm" svg:y="2.123cm" presentation:class="page"/>
        <draw:frame presentation:style-name="lyt-charglow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6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16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5.265cm" svg:height="10.476cm" svg:x="3.161cm" svg:y="2.123cm" presentation:class="page"/>
        <draw:frame presentation:style-name="fores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frepa" style:page-layout-name="PM1" draw:style-name="Mdp7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9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5.265cm" svg:height="10.476cm" svg:x="3.161cm" svg:y="2.123cm" presentation:class="page"/>
        <draw:frame presentation:style-name="lyt-frepa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keyboard" style:page-layout-name="PM1" draw:style-name="Mdp8">
      <draw:frame presentation:style-name="Mpr22" draw:text-style-name="MP7" draw:layer="backgroundobjects" svg:width="23.199cm" svg:height="3.506cm" svg:x="2.301cm" svg:y="1.994cm" presentation:class="title">
        <draw:text-box>
          <text:p text:style-name="MP7">Click to edit the title text format</text:p>
        </draw:text-box>
      </draw:frame>
      <draw:frame presentation:style-name="keyboard-outline1" draw:layer="backgroundobjects" svg:width="23cm" svg:height="12cm" svg:x="2.5cm" svg:y="6cm" presentation:class="outline" presentation:placeholder="true">
        <draw:text-box/>
      </draw:frame>
      <draw:frame presentation:style-name="Mpr2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keyboard-title" draw:layer="backgroundobjects" svg:width="15.265cm" svg:height="10.476cm" svg:x="3.161cm" svg:y="2.123cm" presentation:class="page"/>
        <draw:frame presentation:style-name="keyboard-notes" draw:layer="backgroundobjects" svg:width="17.271cm" svg:height="12.572cm" svg:x="2.159cm" svg:y="13.271cm" presentation:class="notes" presentation:placeholder="true">
          <draw:text-box/>
        </draw:frame>
        <draw:frame presentation:style-name="Mpr2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greengradlines" style:page-layout-name="PM1" draw:style-name="Mdp9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086cm" svg:x="1.4cm" svg:y="5.714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greengradlines-title" draw:layer="backgroundobjects" svg:width="15.265cm" svg:height="10.476cm" svg:x="3.161cm" svg:y="2.123cm" presentation:class="page"/>
        <draw:frame presentation:style-name="lyt-greengradlines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ededges" style:page-layout-name="PM1" draw:style-name="Mdp10">
      <draw:frame presentation:style-name="Mpr29" draw:text-style-name="MP7" draw:layer="backgroundobjects" svg:width="17.099cm" svg:height="3.506cm" svg:x="10.1cm" svg:y="0.837cm" presentation:class="title">
        <draw:text-box>
          <text:p text:style-name="MP7">Click to edit the title text format</text:p>
        </draw:text-box>
      </draw:frame>
      <draw:frame presentation:style-name="lyt-rededges-outline1" draw:layer="backgroundobjects" svg:width="21.599cm" svg:height="10.586cm" svg:x="5.5cm" svg:y="4.914cm" presentation:class="outline" presentation:placeholder="true">
        <draw:text-box/>
      </draw:frame>
      <draw:frame presentation:style-name="Mpr30" draw:text-style-name="MP4" draw:layer="backgroundobjects" svg:width="6.523cm" svg:height="1.448cm" svg:x="4.9cm" svg:y="16.931cm" presentation:class="date-time">
        <draw:text-box>
          <text:p text:style-name="MP4"><text:span text:style-name="MT1"><presentation:date-time/></text:span></text:p>
        </draw:text-box>
      </draw:frame>
      <draw:frame presentation:style-name="Mpr30" draw:text-style-name="MP5" draw:layer="backgroundobjects" svg:width="8.875cm" svg:height="1.448cm" svg:x="11.676cm" svg:y="18.631cm" presentation:class="footer">
        <draw:text-box>
          <text:p text:style-name="MP5"><text:span text:style-name="MT1"><presentation:footer/></text:span></text:p>
        </draw:text-box>
      </draw:frame>
      <draw:frame presentation:style-name="Mpr30" draw:text-style-name="MP6" draw:layer="backgroundobjects" svg:width="6.523cm" svg:height="1.448cm" svg:x="20.876cm" svg:y="18.6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ededges-title" draw:layer="backgroundobjects" svg:width="15.265cm" svg:height="10.476cm" svg:x="3.161cm" svg:y="2.123cm" presentation:class="page"/>
        <draw:frame presentation:style-name="lyt-rededges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3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3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3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4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5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35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Krusemark</meta:initial-creator>
    <meta:creation-date>2014-11-10T03:31:33.49</meta:creation-date>
    <meta:editing-duration>PT4H25M21S</meta:editing-duration>
    <meta:editing-cycles>20</meta:editing-cycles>
    <dc:date>2014-11-15T07:07:57.31</dc:date>
    <dc:creator>David Krusemark</dc:creator>
    <meta:generator>OpenOffice.org/3.3$Win32 OpenOffice.org_project/330m20$Build-9567</meta:generator>
    <meta:printed-by>David Krusemark</meta:printed-by>
    <meta:print-date>2014-11-15T07:07:11.52</meta:print-date>
    <meta:document-statistic meta:object-count="1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716cm" svg:height="6.158cm" xlink:href="." xlink:type="simple" chart:class="chart:bar" chart:style-name="ch1">
        <chart:plot-area chart:style-name="ch2" chart:data-source-has-labels="both" svg:x="-0.18cm" svg:y="0.542cm" svg:width="5.307cm" svg:height="5.41cm">
          <chartooo:coordinate-region svg:x="0.732cm" svg:y="0.754cm" svg:width="4.395cm" svg:height="4.525cm"/>
          <chart:axis chart:dimension="x" chart:name="primary-x" chart:style-name="ch3"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money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